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WebTestClientBuilder.buil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WebTestClientBuilder.baseUrl( String 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TestClientBuilder.DefaultWebTestClientBuilder( WebHttpHandlerBuilder httpHandler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WebTestClientBuilder.uriBuilderFactory( UriBuilderFactory uriBuil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TestClientBuilder.initUriBuilder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WebTestClientBuilder.DefaultWebTestClientBuilder( ClientHttpConnector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WebTestClientBuilder.defaultHeader( String header , String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TestClientBuilder.apply( WebTestClient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TestClientBuilder.init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WebTestClientBuilder.DefaultWebTestClientBuilder( DefaultWebTestClientBuilder oth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WebTestClientBuilder.filter( ExchangeFilterFunction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WebTestClientBuilder.exchangeStrategies( ExchangeStrategies strateg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TestClientBuilder.defaultCookie( String cookie , String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TestClientBuilder.responseTimeout( Duration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TestClientBuilder.init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WebTestClientBuilder.filters( Consumer &lt; List &lt; ExchangeFilterFunction &gt; &gt; filter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aultWebTestClientBuilder.initFil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WebTestClientBuilder.DefaultWebTestClien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WebTestClientBuilder.DefaultWebTestClientBuilder( @ Nullable WebHttpHandlerBuilder httpHandlerBuilder , @ Nullable ClientHttpConnector conne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WebTestClientBuilder.initExchangeStrateg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WebTestClientBuilder.initConnec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WebTestClientBuilder.defaultCookies( Consumer &lt; MultiValueMap &lt; String , String &gt; &gt; cooki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TestClientBuilder.entityExchangeResultConsumer( Consumer &lt; EntityExchangeResult &lt; ? &gt; &gt; entityResult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WebTestClientBuilder.defaultHeaders( Consumer &lt; HttpHeaders &gt; header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TestClientBuilder.exchangeStrategies( Consumer &lt; ExchangeStrategies . Builder &gt; configur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WebTestClientBuilder.codecs( Consumer &lt; ClientCodecConfigurer &gt; configur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